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76270" officeooo:paragraph-rsid="00076270"/>
    </style:style>
    <style:style style:name="T1" style:family="text">
      <style:text-properties officeooo:rsid="000765f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st night I dreamt that somebody loved me – The Smiths:</text:p>
      <text:p text:style-name="P1">Length: 5:02</text:p>
      <text:p text:style-name="P1">Tempo: 100.5</text:p>
      <text:p text:style-name="P1">Genre: Alternative rock</text:p>
      <text:p text:style-name="P1">Recording date: spring/1987</text:p>
      <text:p text:style-name="P1">Release date: 7/12/87</text:p>
      <text:p text:style-name="P1">Album: Strangeways, here we come</text:p>
      <text:p text:style-name="P1">Trivia: The crowd noises at the start are from the miner strikes in 84-85</text:p>
      <text:p text:style-name="P1"/>
      <text:p text:style-name="P1">American Pi – Don McLean:</text:p>
      <text:p text:style-name="P1">Length: 8:36</text:p>
      <text:p text:style-name="P1">Tempo: 138</text:p>
      <text:p text:style-name="P1">Genre: Folk rock</text:p>
      <text:p text:style-name="P1">Recording date: 26/05/71</text:p>
      <text:p text:style-name="P1">Release date: October/1971</text:p>
      <text:p text:style-name="P1">Album: American Pi (single)</text:p>
      <text:p text:style-name="P1">Trivia: “The day the music died refered to when Buddy Holly died in a plane crash in 1959</text:p>
      <text:p text:style-name="P1"/>
      <text:p text:style-name="P1">Bohemian Rhapsody – Queen:</text:p>
      <text:p text:style-name="P1">Length: 5:54</text:p>
      <text:p text:style-name="P1">Tempo: 71</text:p>
      <text:p text:style-name="P1">Genre: Progressive rock</text:p>
      <text:p text:style-name="P1">Recording date: 24/08 – October 1975</text:p>
      <text:p text:style-name="P1">Release date: 31/10/75</text:p>
      <text:p text:style-name="P1">Album: A night at the operah (single)<text:line-break/><text:span text:style-name="T1">Trivia: It was at the top of the charts for 9 weeks (plus 5 weeks after the death of Freddy Mercury in 1991)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Tahoma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Tahoma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30T11:21:53.953681454</meta:creation-date>
    <dc:date>2023-04-30T11:36:10.149319268</dc:date>
    <meta:editing-duration>PT14M16S</meta:editing-duration>
    <meta:editing-cycles>2</meta:editing-cycles>
    <meta:generator>LibreOffice/7.4.6.2$Linux_X86_64 LibreOffice_project/40$Build-2</meta:generator>
    <meta:document-statistic meta:table-count="0" meta:image-count="0" meta:object-count="0" meta:page-count="1" meta:paragraph-count="23" meta:word-count="129" meta:character-count="759" meta:non-whitespace-character-count="649"/>
  </office:meta>
</office:document-meta>
</file>